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63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THIRST FOR GOD (6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THANKSGIVING TO GOD (63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DAVID'S THOUGHTS CONCERNING GOD (63:6-7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DAVID'S THOUGHTS CONCERNING GOD (63:6-7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The remembrance (63: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The rejoicing (63: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63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DAVID'S THIRST FOR GOD (63:1-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THANKSGIVING TO GOD (63:3-5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DAVID'S THOUGHTS CONCERNING GOD (63:6-7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DAVID'S TRIUMPH IN GOD (63:8-11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DAVID'S TRIUMPH IN GOD (63:8-11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deliverance (63:8, 1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destruction (63:9-10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63<text:s text:c="1"/></text:span><text:span text:style-name="a501" text:class-names=""/></text:p>
          </draw:text-box>
          <svg:title/>
          <svg:desc/>
        </draw:frame>
        <draw:frame draw:id="id92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DAVID'S THIRST FOR GOD (63:1-2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DAVID'S THANKSGIVING TO GOD (63:3-5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DAVID'S THOUGHTS CONCERNING GOD (63:6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DAVID'S TRIUMPH IN GOD (63:8-11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3 </dc:title>
    <meta:initial-creator>David STRICKLAND</meta:initial-creator>
    <dc:creator>David STRICKLAND</dc:creator>
    <meta:creation-date>2020-02-22T17:38:31Z</meta:creation-date>
    <dc:date>2020-02-22T17:38:31Z</dc:date>
    <meta:template xlink:href="BibleStudy" xlink:type="simple"/>
    <meta:editing-cycles>1</meta:editing-cycles>
    <meta:editing-duration>PT0S</meta:editing-duration>
    <meta:document-statistic meta:paragraph-count="20" meta:word-count="123"/>
  </office:meta>
</office:document-meta>
</file>